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8cm" draw:marker-end-width="0.358cm" draw:fill-color="#ffffcc" draw:opacity="100%" draw:opacity-name="" draw:textarea-vertical-align="middle" fo:padding-top="0.177cm" fo:padding-bottom="0.177cm" fo:padding-left="0.302cm" fo:padding-right="0.302cm"/>
    </style:style>
    <style:style style:name="gr2" style:family="graphic" style:parent-style-name="standard">
      <style:graphic-properties svg:stroke-width="0.053cm" svg:stroke-color="#000000" draw:marker-start-width="0.279cm" draw:marker-end-width="0.279cm" svg:stroke-opacity="100%" draw:fill-color="#ffffcc" draw:opacity="100%" draw:opacity-name="" draw:textarea-vertical-align="middle" fo:padding-top="0.151cm" fo:padding-bottom="0.151cm" fo:padding-left="0.276cm" fo:padding-right="0.276cm"/>
    </style:style>
    <style:style style:name="gr3" style:family="graphic" style:parent-style-name="standard" style:list-style-name="L2">
      <style:graphic-properties svg:stroke-width="0.053cm" svg:stroke-color="#000000" draw:marker-start-width="0.279cm" draw:marker-end-width="0.279cm" svg:stroke-opacity="100%" draw:fill-color="#ffffcc" draw:opacity="100%" draw:opacity-name="" draw:textarea-vertical-align="middle" fo:padding-top="0.151cm" fo:padding-bottom="0.151cm" fo:padding-left="0.276cm" fo:padding-right="0.276cm"/>
    </style:style>
    <style:style style:name="gr4" style:family="graphic" style:parent-style-name="standard" style:list-style-name="L2">
      <style:graphic-properties svg:stroke-width="0.053cm" svg:stroke-color="#000000" draw:marker-start-width="0.279cm" draw:marker-end-width="0.279cm" svg:stroke-opacity="100%" draw:fill-color="#ffffcc" draw:opacity="100%" draw:opacity-name="" draw:textarea-vertical-align="middle" fo:padding-top="0.151cm" fo:padding-bottom="0.151cm" fo:padding-left="0.276cm" fo:padding-right="0.276cm"/>
    </style:style>
    <style:style style:name="gr5" style:family="graphic" style:parent-style-name="standard" style:list-style-name="L2">
      <style:graphic-properties svg:stroke-width="0.053cm" svg:stroke-color="#000000" draw:marker-start-width="0.279cm" draw:marker-end-width="0.279cm" svg:stroke-opacity="100%" draw:fill-color="#ffffcc" draw:opacity="100%" draw:opacity-name="" draw:textarea-vertical-align="middle" fo:padding-top="0.151cm" fo:padding-bottom="0.151cm" fo:padding-left="0.276cm" fo:padding-right="0.276cm"/>
    </style:style>
    <style:style style:name="gr6" style:family="graphic" style:parent-style-name="standard" style:list-style-name="L2">
      <style:graphic-properties svg:stroke-width="0.053cm" svg:stroke-color="#000000" draw:marker-start-width="0.279cm" draw:marker-end-width="0.279cm" svg:stroke-opacity="100%" draw:fill-color="#ffffcc" draw:opacity="100%" draw:opacity-name="" draw:textarea-vertical-align="middle" fo:padding-top="0.151cm" fo:padding-bottom="0.151cm" fo:padding-left="0.276cm" fo:padding-right="0.276cm"/>
    </style:style>
    <style:style style:name="gr7" style:family="graphic" style:parent-style-name="standard" style:list-style-name="L2">
      <style:graphic-properties svg:stroke-width="0.053cm" svg:stroke-color="#000000" draw:marker-start-width="0.279cm" draw:marker-end-width="0.279cm" svg:stroke-opacity="100%" draw:fill-color="#ffffcc" draw:opacity="100%" draw:opacity-name="" draw:textarea-vertical-align="middle" fo:padding-top="0.151cm" fo:padding-bottom="0.151cm" fo:padding-left="0.276cm" fo:padding-right="0.276cm"/>
    </style:style>
    <style:style style:name="gr8" style:family="graphic" style:parent-style-name="standard" style:list-style-name="L2">
      <style:graphic-properties svg:stroke-width="0.053cm" svg:stroke-color="#000000" draw:marker-start-width="0.279cm" draw:marker-end-width="0.279cm" svg:stroke-opacity="100%" draw:fill-color="#ffffcc" draw:opacity="100%" draw:opacity-name="" draw:textarea-vertical-align="middle" fo:padding-top="0.151cm" fo:padding-bottom="0.151cm" fo:padding-left="0.276cm" fo:padding-right="0.276cm"/>
    </style:style>
    <style:style style:name="gr9" style:family="graphic" style:parent-style-name="standard" style:list-style-name="L2">
      <style:graphic-properties svg:stroke-width="0.053cm" svg:stroke-color="#000000" draw:marker-start-width="0.279cm" draw:marker-end-width="0.279cm" svg:stroke-opacity="100%" draw:fill-color="#ffffcc" draw:opacity="100%" draw:opacity-name="" draw:textarea-vertical-align="middle" fo:padding-top="0.151cm" fo:padding-bottom="0.151cm" fo:padding-left="0.276cm" fo:padding-right="0.276cm"/>
    </style:style>
    <style:style style:name="gr10" style:family="graphic" style:parent-style-name="standard" style:list-style-name="L2">
      <style:graphic-properties svg:stroke-width="0.053cm" svg:stroke-color="#000000" draw:marker-start-width="0.279cm" draw:marker-end-width="0.279cm" svg:stroke-opacity="100%" draw:fill-color="#ffffcc" draw:opacity="100%" draw:opacity-name="" draw:textarea-vertical-align="middle" fo:padding-top="0.151cm" fo:padding-bottom="0.151cm" fo:padding-left="0.276cm" fo:padding-right="0.276cm"/>
    </style:style>
    <style:style style:name="gr11" style:family="graphic" style:parent-style-name="standard" style:list-style-name="L2">
      <style:graphic-properties svg:stroke-width="0.053cm" svg:stroke-color="#000000" draw:marker-start-width="0.279cm" draw:marker-end-width="0.279cm" svg:stroke-opacity="100%" draw:fill-color="#ffffcc" draw:opacity="100%" draw:opacity-name="" draw:textarea-vertical-align="middle" fo:padding-top="0.151cm" fo:padding-bottom="0.151cm" fo:padding-left="0.276cm" fo:padding-right="0.276cm"/>
    </style:style>
    <style:style style:name="gr12" style:family="graphic" style:parent-style-name="standard" style:list-style-name="L2">
      <style:graphic-properties svg:stroke-width="0.053cm" svg:stroke-color="#000000" draw:marker-start-width="0.279cm" draw:marker-end-width="0.279cm" svg:stroke-opacity="100%" draw:fill-color="#ffffcc" draw:opacity="100%" draw:opacity-name="" draw:textarea-vertical-align="middle" fo:padding-top="0.151cm" fo:padding-bottom="0.151cm" fo:padding-left="0.276cm" fo:padding-right="0.276cm"/>
    </style:style>
    <style:style style:name="gr13" style:family="graphic" style:parent-style-name="standard" style:list-style-name="L2">
      <style:graphic-properties svg:stroke-width="0.053cm" svg:stroke-color="#000000" draw:marker-start-width="0.279cm" draw:marker-end-width="0.279cm" svg:stroke-opacity="100%" draw:fill-color="#ffffcc" draw:opacity="100%" draw:opacity-name="" draw:textarea-vertical-align="middle" fo:padding-top="0.151cm" fo:padding-bottom="0.151cm" fo:padding-left="0.276cm" fo:padding-right="0.276cm"/>
    </style:style>
    <style:style style:name="gr14" style:family="graphic" style:parent-style-name="standard" style:list-style-name="L2">
      <style:graphic-properties svg:stroke-width="0.053cm" svg:stroke-color="#000000" draw:marker-start-width="0.279cm" draw:marker-end-width="0.279cm" svg:stroke-opacity="100%" draw:fill-color="#ffffcc" draw:opacity="100%" draw:opacity-name="" draw:textarea-vertical-align="middle" fo:padding-top="0.151cm" fo:padding-bottom="0.151cm" fo:padding-left="0.276cm" fo:padding-right="0.276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7" style:family="graphic" style:parent-style-name="standard" style:list-style-name="L2">
      <style:graphic-properties svg:stroke-width="0.053cm" svg:stroke-color="#000000" draw:marker-start-width="0.279cm" draw:marker-end-width="0.279cm" svg:stroke-opacity="100%" draw:fill-color="#ffffcc" draw:opacity="100%" draw:opacity-name="" draw:textarea-vertical-align="middle" fo:padding-top="0.151cm" fo:padding-bottom="0.151cm" fo:padding-left="0.276cm" fo:padding-right="0.276cm"/>
    </style:style>
    <style:style style:name="gr18" style:family="graphic" style:parent-style-name="standard" style:list-style-name="L2">
      <style:graphic-properties svg:stroke-width="0.053cm" svg:stroke-color="#000000" draw:marker-start-width="0.279cm" draw:marker-end-width="0.279cm" svg:stroke-opacity="100%" draw:fill-color="#ffffcc" draw:opacity="100%" draw:opacity-name="" draw:textarea-vertical-align="middle" fo:padding-top="0.151cm" fo:padding-bottom="0.151cm" fo:padding-left="0.276cm" fo:padding-right="0.276cm"/>
    </style:style>
    <style:style style:name="gr19" style:family="graphic" style:parent-style-name="standard" style:list-style-name="L2">
      <style:graphic-properties svg:stroke-width="0.053cm" svg:stroke-color="#000000" draw:marker-start-width="0.279cm" draw:marker-end-width="0.279cm" svg:stroke-opacity="100%" draw:fill-color="#ffffcc" draw:opacity="100%" draw:opacity-name="" draw:textarea-vertical-align="middle" fo:padding-top="0.151cm" fo:padding-bottom="0.151cm" fo:padding-left="0.276cm" fo:padding-right="0.276cm"/>
    </style:style>
    <style:style style:name="gr20" style:family="graphic" style:parent-style-name="standard" style:list-style-name="L2">
      <style:graphic-properties svg:stroke-width="0.053cm" svg:stroke-color="#000000" draw:marker-start-width="0.279cm" draw:marker-end-width="0.279cm" svg:stroke-opacity="100%" draw:fill-color="#ffffcc" draw:opacity="100%" draw:opacity-name="" draw:textarea-vertical-align="middle" fo:padding-top="0.151cm" fo:padding-bottom="0.151cm" fo:padding-left="0.276cm" fo:padding-right="0.276cm"/>
    </style:style>
    <style:style style:name="gr21" style:family="graphic" style:parent-style-name="standard" style:list-style-name="L2">
      <style:graphic-properties svg:stroke-width="0.053cm" svg:stroke-color="#000000" draw:marker-start-width="0.279cm" draw:marker-end-width="0.279cm" svg:stroke-opacity="100%" draw:fill-color="#ffffcc" draw:opacity="100%" draw:opacity-name="" draw:textarea-vertical-align="middle" fo:padding-top="0.151cm" fo:padding-bottom="0.151cm" fo:padding-left="0.276cm" fo:padding-right="0.276cm"/>
    </style:style>
    <style:style style:name="gr22" style:family="graphic" style:parent-style-name="standard" style:list-style-name="L2">
      <style:graphic-properties svg:stroke-width="0.053cm" svg:stroke-color="#000000" draw:marker-start-width="0.279cm" draw:marker-end-width="0.279cm" svg:stroke-opacity="100%" draw:fill-color="#ffffcc" draw:opacity="100%" draw:opacity-name="" draw:textarea-vertical-align="middle" fo:padding-top="0.151cm" fo:padding-bottom="0.151cm" fo:padding-left="0.276cm" fo:padding-right="0.276cm"/>
    </style:style>
    <style:style style:name="P1" style:family="paragraph">
      <style:paragraph-properties fo:text-align="start"/>
      <style:text-properties fo:font-family="'Times New Roman'" style:font-style-name="Italic" style:font-family-generic="roman" style:font-pitch="variable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'Times New Roman'" style:font-style-name="Italic" style:font-family-generic="roman" style:font-pitch="variable" fo:font-size="18pt" style:font-family-asian="'Times New Roman'" style:font-style-name-asian="Italic" style:font-family-generic-asian="roman" style:font-pitch-asian="variable" style:font-size-asian="18pt" style:font-size-complex="18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family="'Times New Roman'" style:font-style-name="Italic" style:font-family-generic="roman" style:font-pitch="variable" fo:font-size="18pt" fo:font-style="italic" style:font-family-asian="'Times New Roman'" style:font-style-name-asian="Italic" style:font-family-generic-asian="roman" style:font-pitch-asian="variable" style:font-size-asian="18pt" style:font-style-asian="italic" style:font-size-complex="18pt" style:font-style-complex="italic"/>
    </style:style>
    <style:style style:name="P6" style:family="paragraph">
      <style:paragraph-properties fo:text-align="start"/>
      <style:text-properties fo:font-family="'Times New Roman'" style:font-style-name="Italic" style:font-family-generic="roman" style:font-pitch="variable" fo:font-size="18pt" fo:font-style="normal" style:font-family-asian="'Times New Roman'" style:font-style-name-asian="Italic" style:font-family-generic-asian="roman" style:font-pitch-asian="variable" style:font-size-asian="18pt" style:font-style-asian="normal" style:font-size-complex="18pt" style:font-style-complex="normal"/>
    </style:style>
    <style:style style:name="T1" style:family="text">
      <style:text-properties fo:font-family="'Times New Roman'" style:font-style-name="Italic" style:font-family-generic="roman" style:font-pitch="variable" fo:font-size="18pt" style:font-family-asian="'Times New Roman'" style:font-style-name-asian="Italic" style:font-family-generic-asian="roman" style:font-pitch-asian="variable" style:font-size-asian="18pt" style:font-size-complex="18pt"/>
    </style:style>
    <style:style style:name="T2" style:family="text">
      <style:text-properties fo:font-family="'Times New Roman'" style:font-style-name="Italic" style:font-family-generic="roman" style:font-pitch="variable" fo:font-size="24pt" fo:font-weight="bold" style:font-family-asian="'Times New Roman'" style:font-style-name-asian="Italic" style:font-family-generic-asian="roman" style:font-pitch-asian="variable" style:font-size-asian="24pt" style:font-weight-asian="bold" style:font-size-complex="24pt" style:font-weight-complex="bold"/>
    </style:style>
    <style:style style:name="T3" style:family="text">
      <style:text-properties fo:font-family="'Times New Roman'" style:font-style-name="Italic" style:font-family-generic="roman" style:font-pitch="variable" fo:font-size="18pt" fo:font-style="italic" style:font-family-asian="'Times New Roman'" style:font-style-name-asian="Italic" style:font-family-generic-asian="roman" style:font-pitch-asian="variable" style:font-size-asian="18pt" style:font-style-asian="italic" style:font-size-complex="18pt" style:font-style-complex="italic"/>
    </style:style>
    <style:style style:name="T4" style:family="text">
      <style:text-properties fo:font-family="'Times New Roman'" style:font-style-name="Italic" style:font-family-generic="roman" style:font-pitch="variable" fo:font-size="18pt" fo:font-style="normal" style:font-family-asian="'Times New Roman'" style:font-style-name-asian="Italic" style:font-family-generic-asian="roman" style:font-pitch-asian="variable" style:font-size-asian="18pt" style:font-style-asian="normal" style:font-size-complex="18pt" style:font-style-complex="normal"/>
    </style:style>
    <style:style style:name="T5" style:family="text">
      <style:text-properties fo:font-family="'Times New Roman'" style:font-style-name="Italic" style:font-family-generic="roman" style:font-pitch="variable" fo:font-size="18pt" fo:font-style="normal" style:text-underline-style="solid" style:text-underline-width="auto" style:text-underline-color="font-color" style:font-family-asian="'Times New Roman'" style:font-style-name-asian="Italic" style:font-family-generic-asian="roman" style:font-pitch-asian="variable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6cm" svg:height="6cm" svg:x="8.5cm" svg:y="1.6cm">
          <text:p/>
        </draw:rect>
        <draw:rect draw:style-name="gr2" draw:text-style-name="P3" draw:layer="layout" svg:width="6cm" svg:height="2cm" svg:x="8.5cm" svg:y="1.6cm">
          <text:p text:style-name="P2"><text:span text:style-name="T1">&lt;&lt;interface&gt;&gt;</text:span></text:p>
          <text:p text:style-name="P2"><text:span text:style-name="T2">Flyable</text:span></text:p>
        </draw:rect>
        <draw:rect draw:style-name="gr3" draw:text-style-name="P5" draw:layer="layout" svg:width="6cm" svg:height="3cm" svg:x="8.5cm" svg:y="4.6cm">
          <text:p text:style-name="P4"><text:span text:style-name="T3">+takeoff()</text:span></text:p>
          <text:p text:style-name="P4"><text:span text:style-name="T3">+fly()</text:span></text:p>
          <text:p text:style-name="P4"><text:span text:style-name="T3">+land()</text:span></text:p>
        </draw:rect>
        <draw:rect draw:style-name="gr4" draw:text-style-name="P5" draw:layer="layout" svg:width="6cm" svg:height="1cm" svg:x="8.5cm" svg:y="3.6cm">
          <text:p/>
        </draw:rect>
        <draw:rect draw:style-name="gr1" draw:text-style-name="P1" draw:layer="layout" svg:width="6cm" svg:height="4cm" svg:x="22.1cm" svg:y="8.6cm">
          <text:p/>
        </draw:rect>
        <draw:rect draw:style-name="gr2" draw:text-style-name="P3" draw:layer="layout" svg:width="6cm" svg:height="2cm" svg:x="22.1cm" svg:y="8.6cm">
          <text:p text:style-name="P2"><text:span text:style-name="T1">&lt;&lt;interface&gt;&gt;</text:span></text:p>
          <text:p text:style-name="P2"><text:span text:style-name="T2">Runable</text:span></text:p>
        </draw:rect>
        <draw:rect draw:style-name="gr5" draw:text-style-name="P5" draw:layer="layout" svg:width="6cm" svg:height="1cm" svg:x="22.1cm" svg:y="11.6cm">
          <text:p text:style-name="P4"><text:span text:style-name="T3">+run()</text:span></text:p>
        </draw:rect>
        <draw:rect draw:style-name="gr6" draw:text-style-name="P5" draw:layer="layout" svg:width="6cm" svg:height="1cm" svg:x="22.1cm" svg:y="10.6cm">
          <text:p/>
        </draw:rect>
        <draw:rect draw:style-name="gr1" draw:text-style-name="P1" draw:layer="layout" svg:width="6cm" svg:height="4cm" svg:x="21.9cm" svg:y="2.9cm">
          <text:p/>
        </draw:rect>
        <draw:rect draw:style-name="gr2" draw:text-style-name="P3" draw:layer="layout" svg:width="6cm" svg:height="2cm" svg:x="21.9cm" svg:y="2.9cm">
          <text:p text:style-name="P2"><text:span text:style-name="T1">&lt;&lt;interface&gt;&gt;</text:span></text:p>
          <text:p text:style-name="P2"><text:span text:style-name="T2">Jumpable</text:span></text:p>
        </draw:rect>
        <draw:rect draw:style-name="gr7" draw:text-style-name="P5" draw:layer="layout" svg:width="6cm" svg:height="1cm" svg:x="21.9cm" svg:y="5.9cm">
          <text:p text:style-name="P4"><text:span text:style-name="T3">+jump()</text:span></text:p>
        </draw:rect>
        <draw:rect draw:style-name="gr8" draw:text-style-name="P5" draw:layer="layout" svg:width="6cm" svg:height="1cm" svg:x="21.9cm" svg:y="4.9cm">
          <text:p/>
        </draw:rect>
        <draw:rect draw:style-name="gr1" draw:text-style-name="P1" draw:layer="layout" svg:width="6cm" svg:height="4cm" svg:x="1.3cm" svg:y="1.6cm">
          <text:p/>
        </draw:rect>
        <draw:rect draw:style-name="gr2" draw:text-style-name="P3" draw:layer="layout" svg:width="6cm" svg:height="2cm" svg:x="1.3cm" svg:y="1.6cm">
          <text:p text:style-name="P2"><text:span text:style-name="T2">FlyingObject</text:span></text:p>
        </draw:rect>
        <draw:rect draw:style-name="gr9" draw:text-style-name="P5" draw:layer="layout" svg:width="6cm" svg:height="1cm" svg:x="1.3cm" svg:y="4.6cm">
          <text:p text:style-name="P4"><text:span text:style-name="T3">+</text:span><text:span text:style-name="T4">printName()</text:span></text:p>
        </draw:rect>
        <draw:rect draw:style-name="gr10" draw:text-style-name="P5" draw:layer="layout" svg:width="6cm" svg:height="1cm" svg:x="1.3cm" svg:y="3.6cm">
          <text:p/>
        </draw:rect>
        <draw:rect draw:style-name="gr1" draw:text-style-name="P1" draw:layer="layout" svg:width="6cm" svg:height="6cm" svg:x="15.2cm" svg:y="1.6cm">
          <text:p/>
        </draw:rect>
        <draw:rect draw:style-name="gr2" draw:text-style-name="P3" draw:layer="layout" svg:width="6cm" svg:height="2cm" svg:x="15.2cm" svg:y="1.6cm">
          <text:p text:style-name="P2"><text:span text:style-name="T2">Animal</text:span></text:p>
        </draw:rect>
        <draw:rect draw:style-name="gr11" draw:text-style-name="P5" draw:layer="layout" svg:width="6cm" svg:height="3cm" svg:x="15.2cm" svg:y="4.6cm">
          <text:p text:style-name="P4"><text:span text:style-name="T3">+</text:span><text:span text:style-name="T4">setAge()</text:span></text:p>
          <text:p text:style-name="P4"><text:span text:style-name="T4">+getAge()</text:span></text:p>
          <text:p text:style-name="P4"><text:span text:style-name="T4">+</text:span><text:span text:style-name="T3">eat()</text:span></text:p>
        </draw:rect>
        <draw:rect draw:style-name="gr12" draw:text-style-name="P6" draw:layer="layout" svg:width="6cm" svg:height="1cm" svg:x="15.2cm" svg:y="3.6cm">
          <text:p text:style-name="P4"><text:span text:style-name="T4">#age</text:span></text:p>
        </draw:rect>
        <draw:rect draw:style-name="gr1" draw:text-style-name="P1" draw:layer="layout" svg:width="6cm" svg:height="6cm" svg:x="1.3cm" svg:y="6.9cm">
          <text:p/>
        </draw:rect>
        <draw:rect draw:style-name="gr2" draw:text-style-name="P3" draw:layer="layout" svg:width="6cm" svg:height="2cm" svg:x="1.3cm" svg:y="6.9cm">
          <text:p text:style-name="P2"><text:span text:style-name="T2">Airplane</text:span></text:p>
        </draw:rect>
        <draw:rect draw:style-name="gr13" draw:text-style-name="P5" draw:layer="layout" svg:width="6cm" svg:height="3cm" svg:x="1.3cm" svg:y="9.9cm">
          <text:p text:style-name="P4"><text:span text:style-name="T4">+printName()</text:span></text:p>
          <text:p text:style-name="P4"><text:span text:style-name="T4">+takeoff()</text:span></text:p>
          <text:p text:style-name="P4"><text:span text:style-name="T4">+fly()</text:span></text:p>
          <text:p text:style-name="P4"><text:span text:style-name="T4">+land()</text:span></text:p>
        </draw:rect>
        <draw:rect draw:style-name="gr14" draw:text-style-name="P6" draw:layer="layout" svg:width="6cm" svg:height="1cm" svg:x="1.3cm" svg:y="8.9cm">
          <text:p/>
        </draw:rect>
        <draw:line draw:style-name="gr15" draw:text-style-name="P2" draw:layer="layout" svg:x1="14.1cm" svg:y1="9.3cm" svg:x2="16.2cm" svg:y2="7.5cm">
          <text:p/>
        </draw:line>
        <draw:line draw:style-name="gr16" draw:text-style-name="P2" draw:layer="layout" svg:x1="5.3cm" svg:y1="7.2cm" svg:x2="8.7cm" svg:y2="4.8cm">
          <text:p/>
        </draw:line>
        <draw:rect draw:style-name="gr1" draw:text-style-name="P1" draw:layer="layout" svg:width="6cm" svg:height="6cm" svg:x="8.5cm" svg:y="8.6cm">
          <text:p/>
        </draw:rect>
        <draw:rect draw:style-name="gr2" draw:text-style-name="P3" draw:layer="layout" svg:width="6cm" svg:height="2cm" svg:x="8.5cm" svg:y="8.6cm">
          <text:p text:style-name="P2"><text:span text:style-name="T2">Bird</text:span></text:p>
        </draw:rect>
        <draw:rect draw:style-name="gr17" draw:text-style-name="P5" draw:layer="layout" svg:width="6cm" svg:height="3cm" svg:x="8.5cm" svg:y="11.6cm">
          <text:p text:style-name="P4"><text:span text:style-name="T4">+eat()</text:span></text:p>
          <text:p text:style-name="P4"><text:span text:style-name="T4">+takeoff()</text:span></text:p>
          <text:p text:style-name="P4"><text:span text:style-name="T4">+fly()</text:span></text:p>
          <text:p text:style-name="P4"><text:span text:style-name="T4">+land()</text:span></text:p>
        </draw:rect>
        <draw:rect draw:style-name="gr18" draw:text-style-name="P6" draw:layer="layout" svg:width="6cm" svg:height="1cm" svg:x="8.5cm" svg:y="10.6cm">
          <text:p/>
        </draw:rect>
        <draw:line draw:style-name="gr15" draw:text-style-name="P2" draw:layer="layout" svg:x1="4.3cm" svg:y1="7.2cm" svg:x2="4.3cm" svg:y2="5.5cm">
          <text:p/>
        </draw:line>
        <draw:line draw:style-name="gr16" draw:text-style-name="P2" draw:layer="layout" svg:x1="11.4cm" svg:y1="9cm" svg:x2="11.4cm" svg:y2="7.3cm">
          <text:p/>
        </draw:line>
        <draw:rect draw:style-name="gr1" draw:text-style-name="P1" draw:layer="layout" svg:width="6cm" svg:height="4cm" svg:x="1.3cm" svg:y="15.1cm">
          <text:p/>
        </draw:rect>
        <draw:rect draw:style-name="gr2" draw:text-style-name="P3" draw:layer="layout" svg:width="6cm" svg:height="2cm" svg:x="1.3cm" svg:y="15.1cm">
          <text:p text:style-name="P2"><text:span text:style-name="T1"/></text:p>
          <text:p text:style-name="P2"><text:span text:style-name="T2">Sparrow</text:span></text:p>
          <text:p text:style-name="P2"><text:span text:style-name="T2"/></text:p>
        </draw:rect>
        <draw:rect draw:style-name="gr19" draw:text-style-name="P5" draw:layer="layout" svg:width="6cm" svg:height="1cm" svg:x="1.3cm" svg:y="18.1cm">
          <text:p text:style-name="P4"><text:span text:style-name="T3">+</text:span><text:span text:style-name="T4">eat()</text:span></text:p>
        </draw:rect>
        <draw:rect draw:style-name="gr20" draw:text-style-name="P5" draw:layer="layout" svg:width="6cm" svg:height="1cm" svg:x="1.3cm" svg:y="17.1cm">
          <text:p/>
        </draw:rect>
        <draw:line draw:style-name="gr15" draw:text-style-name="P2" draw:layer="layout" svg:x1="3.7cm" svg:y1="15.3cm" svg:x2="8.8cm" svg:y2="12.4cm">
          <text:p/>
        </draw:line>
        <draw:rect draw:style-name="gr1" draw:text-style-name="P1" draw:layer="layout" svg:width="6cm" svg:height="9.4cm" svg:x="15.3cm" svg:y="8.9cm">
          <text:p/>
        </draw:rect>
        <draw:rect draw:style-name="gr2" draw:text-style-name="P3" draw:layer="layout" svg:width="6cm" svg:height="2cm" svg:x="15.3cm" svg:y="8.9cm">
          <text:p text:style-name="P2"><text:span text:style-name="T2">Superman</text:span></text:p>
        </draw:rect>
        <draw:rect draw:style-name="gr21" draw:text-style-name="P5" draw:layer="layout" svg:width="6cm" svg:height="5.4cm" svg:x="15.3cm" svg:y="12.9cm">
          <text:p text:style-name="P4"><text:span text:style-name="T4">+eat()</text:span></text:p>
          <text:p text:style-name="P4"><text:span text:style-name="T4">+run()</text:span></text:p>
          <text:p text:style-name="P4"><text:span text:style-name="T4">+jump()</text:span></text:p>
          <text:p text:style-name="P4"><text:span text:style-name="T4">+takeoff()</text:span></text:p>
          <text:p text:style-name="P4"><text:span text:style-name="T4">+fly()</text:span></text:p>
          <text:p text:style-name="P4"><text:span text:style-name="T4">+land()</text:span></text:p>
          <text:p text:style-name="P4"><text:span text:style-name="T4">+speak()</text:span></text:p>
        </draw:rect>
        <draw:rect draw:style-name="gr22" draw:text-style-name="P6" draw:layer="layout" svg:width="6cm" svg:height="2cm" svg:x="15.3cm" svg:y="10.9cm">
          <text:p text:style-name="P4"><text:span text:style-name="T5">+line {readOnly}</text:span></text:p>
          <text:p text:style-name="P4"><text:span text:style-name="T4">+gender {readOnly}</text:span></text:p>
        </draw:rect>
        <draw:line draw:style-name="gr15" draw:text-style-name="P2" draw:layer="layout" svg:x1="18cm" svg:y1="9.7cm" svg:x2="18.1cm" svg:y2="7.5cm">
          <text:p/>
        </draw:line>
        <draw:line draw:style-name="gr16" draw:text-style-name="P2" draw:layer="layout" svg:x1="15.7cm" svg:y1="9cm" svg:x2="14cm" svg:y2="6.6cm">
          <text:p/>
        </draw:line>
        <draw:line draw:style-name="gr16" draw:text-style-name="P2" draw:layer="layout" svg:x1="19.6cm" svg:y1="9.4cm" svg:x2="22.7cm" svg:y2="6.8cm">
          <text:p/>
        </draw:line>
        <draw:line draw:style-name="gr16" draw:text-style-name="P2" draw:layer="layout" svg:x1="20.7cm" svg:y1="9.4cm" svg:x2="22.7cm" svg:y2="9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SimSun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Zhe Chen</meta:initial-creator>
    <meta:creation-date>2022-10-14T06:43:52.07</meta:creation-date>
    <dc:date>2022-10-15T10:53:25.78</dc:date>
    <dc:creator>Zhe Chen</dc:creator>
    <meta:editing-duration>PT2H7M36S</meta:editing-duration>
    <meta:editing-cycles>15</meta:editing-cycles>
    <meta:generator>OpenOffice/4.1.12$Win32 OpenOffice.org_project/4112m1$Build-9809</meta:generator>
    <meta:document-statistic meta:object-count="45"/>
  </office:meta>
</office:document-meta>
</file>